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2pt" fo:language="fr" fo:country="FR" fo:font-style="italic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Calibri1" fo:font-size="10pt" fo:language="fr" fo:country="FR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50c66"/>
    </style:style>
    <style:style style:name="P10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officeooo:paragraph-rsid="0031214a"/>
    </style:style>
    <style:style style:name="P11" style:family="paragraph" style:parent-style-name="Standard" style:master-page-name="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style:page-number="auto" fo:background-color="transparent"/>
      <style:text-properties officeooo:paragraph-rsid="0031214a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50c66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44d281"/>
    </style:style>
    <style:style style:name="T1" style:family="text">
      <style:text-properties style:use-window-font-color="true" style:font-name="Calibri1" fo:font-size="9pt" fo:language="fr" fo:country="FR" fo:font-weight="normal" officeooo:rsid="001a7856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17deff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9pt" fo:language="fr" fo:country="FR" fo:font-style="italic" fo:font-weight="normal" officeooo:rsid="001c0f30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9pt" fo:language="fr" fo:country="FR" fo:font-style="italic" fo:font-weight="normal" officeooo:rsid="002bbec2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9pt" fo:language="fr" fo:country="FR" fo:font-style="italic" fo:font-weight="normal" officeooo:rsid="0031214a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9pt" fo:language="fr" fo:country="FR" fo:font-style="italic" fo:font-weight="normal" officeooo:rsid="00413901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9pt" fo:language="fr" fo:country="FR" fo:font-weight="bold" fo:background-color="transparent" loext:char-shading-value="0" style:font-name-asian="Calibri1" style:font-size-asian="7.84999990463257pt" style:font-name-complex="Calibri1" style:font-size-complex="9pt"/>
    </style:style>
    <style:style style:name="T9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413901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8pt" fo:language="fr" fo:country="FR" fo:font-weight="normal" officeooo:rsid="003b494f" fo:background-color="transparent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8pt" fo:language="fr" fo:country="FR" fo:font-weight="normal" officeooo:rsid="0042837f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fo:font-size="8pt" fo:language="fr" fo:country="FR" fo:font-weight="normal" officeooo:rsid="0043ff62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fo:font-size="8pt" fo:language="fr" fo:country="FR" fo:font-weight="normal" officeooo:rsid="0044d281" fo:background-color="transparent" loext:char-shading-value="0" style:font-name-asian="Calibri1" style:font-name-complex="Calibri1"/>
    </style:style>
    <style:style style:name="T17" style:family="text">
      <style:text-properties style:use-window-font-color="true" style:font-name="Calibri1" fo:font-size="8pt" fo:language="fr" fo:country="FR" fo:font-weight="normal" officeooo:rsid="0045f981" fo:background-color="transparent" loext:char-shading-value="0" style:font-name-asian="Calibri1" style:font-name-complex="Calibri1"/>
    </style:style>
    <style:style style:name="T18" style:family="text">
      <style:text-properties style:use-window-font-color="true" style:font-name="Calibri1" fo:font-size="8pt" fo:language="fr" fo:country="FR" fo:font-weight="normal" officeooo:rsid="002bbec2" fo:background-color="transparent" loext:char-shading-value="0" style:font-name-asian="Calibri1" style:font-size-asian="8pt" style:font-name-complex="Calibri1" style:font-size-complex="8pt"/>
    </style:style>
    <style:style style:name="T19" style:family="text">
      <style:text-properties style:use-window-font-color="true" style:font-name="Calibri1" fo:font-size="8pt" fo:language="fr" fo:country="FR" fo:font-weight="normal" officeooo:rsid="003b3e4e" fo:background-color="transparent" loext:char-shading-value="0" style:font-name-asian="Calibri1" style:font-size-asian="8pt" style:font-name-complex="Calibri1" style:font-size-complex="8pt"/>
    </style:style>
    <style:style style:name="T20" style:family="text">
      <style:text-properties style:use-window-font-color="true" style:font-name="Calibri1" fo:font-size="8pt" fo:language="fr" fo:country="FR" fo:font-weight="normal" officeooo:rsid="00413901" fo:background-color="transparent" loext:char-shading-value="0" style:font-name-asian="Calibri1" style:font-size-asian="8pt" style:font-name-complex="Calibri1" style:font-size-complex="8pt"/>
    </style:style>
    <style:style style:name="T21" style:family="text">
      <style:text-properties style:use-window-font-color="true" style:font-name="Calibri1" fo:font-size="8pt" fo:language="fr" fo:country="FR" fo:font-weight="normal" officeooo:rsid="00426023" fo:background-color="transparent" loext:char-shading-value="0" style:font-name-asian="Calibri1" style:font-size-asian="8pt" style:font-name-complex="Calibri1" style:font-size-complex="8pt"/>
    </style:style>
    <style:style style:name="T22" style:family="text">
      <style:text-properties style:use-window-font-color="true" style:font-name="Calibri1" fo:font-size="8pt" fo:language="fr" fo:country="FR" fo:font-weight="normal" officeooo:rsid="0044d281" fo:background-color="transparent" loext:char-shading-value="0" style:font-name-asian="Calibri1" style:font-size-asian="8pt" style:font-name-complex="Calibri1" style:font-size-complex="8pt"/>
    </style:style>
    <style:style style:name="T23" style:family="text">
      <style:text-properties style:use-window-font-color="true" style:font-name="Calibri1" fo:font-size="8pt" fo:language="fr" fo:country="FR" fo:font-weight="normal" officeooo:rsid="003b494f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4" style:family="text">
      <style:text-properties style:use-window-font-color="true" style:font-name="Calibri1" fo:font-size="8pt" fo:language="fr" fo:country="FR" fo:font-weight="normal" officeooo:rsid="0043ff62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5" style:family="text">
      <style:text-properties style:use-window-font-color="true" style:font-name="Calibri1" fo:font-size="8pt" fo:language="fr" fo:country="FR" fo:font-weight="normal" officeooo:rsid="0044d281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6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27" style:family="text">
      <style:text-properties style:use-window-font-color="true" style:font-name="Calibri1" fo:font-size="8pt" fo:language="fr" fo:country="FR" fo:font-weight="bold" officeooo:rsid="001c0f30" fo:background-color="transparent" loext:char-shading-value="0" style:font-name-asian="Calibri1" style:font-name-complex="Calibri1"/>
    </style:style>
    <style:style style:name="T28" style:family="text">
      <style:text-properties officeooo:rsid="0020d074"/>
    </style:style>
    <style:style style:name="T29" style:family="text">
      <style:text-properties officeooo:rsid="004139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2">Rapport de réunion n°<text:span text:style-name="T29">9</text:span></text:p>
      <text:p text:style-name="P7"><text:span text:style-name="T9"><text:tab/></text:span><text:span text:style-name="T2">Date de la réunion : </text:span><text:span text:style-name="T7">26</text:span><text:span text:style-name="T3">/</text:span><text:span text:style-name="T4">0</text:span><text:span text:style-name="T6">3</text:span><text:span text:style-name="T2">/202</text:span><text:span text:style-name="T4">1</text:span></text:p>
      <text:p text:style-name="P7"><text:span text:style-name="T2"><text:tab/>Date de la prochaine réunion : </text:span><text:span text:style-name="T7">02</text:span><text:span text:style-name="T5">/0</text:span><text:span text:style-name="T7">4</text:span><text:span text:style-name="T5">/</text:span><text:span text:style-name="T2">202</text:span><text:span text:style-name="T4">1</text:span></text:p>
      <text:p text:style-name="P3"/>
      <text:p text:style-name="P6"><text:span text:style-name="T10">Ordre du jour : </text:span><text:span text:style-name="T11">Prise en main Igrida</text:span></text:p>
      <text:p text:style-name="P4"/>
      <text:p text:style-name="P7"><text:span text:style-name="T26">1. Ce que l</text:span><text:span text:style-name="T27">e stagiaire a</text:span><text:span text:style-name="T26"> dit</text:span></text:p>
      <text:p text:style-name="P11"><text:span text:style-name="T1"><text:tab/></text:span><text:span text:style-name="T20">J’ai réussi à faire tourner mon code sur Igrida. Il a </text:span><text:span text:style-name="T22">fallu</text:span><text:span text:style-name="T20"> pour cela que j’apprenne à utiliser les </text:span><text:span text:style-name="T22">différents</text:span><text:span text:style-name="T20"> outil</text:span><text:span text:style-name="T22">s</text:span><text:span text:style-name="T20"> (pour charger des librairies, voir l’utilisation des ressources</text:span><text:span text:style-name="T22">, etc.</text:span><text:span text:style-name="T20">). J’ai aussi mis en pla</text:span><text:span text:style-name="T22">c</text:span><text:span text:style-name="T20">e le multiprocessing</text:span></text:p>
      <text:p text:style-name="P10"><text:span text:style-name="T18"><text:tab/></text:span><text:span text:style-name="T22">L’entraînement</text:span><text:span text:style-name="T20"> sur Igrida est toutefois encore trop long. Nous disposons pour répondre à ce </text:span><text:span text:style-name="T22">problème,</text:span><text:span text:style-name="T20"> </text:span><text:span text:style-name="T22">d’énormément</text:span><text:span text:style-name="T20"> de RAM, ce qui nous permettrait de charger le dataset directement dans la mémoire vive et ainsi </text:span><text:span text:style-name="T22">de </text:span><text:span text:style-name="T20">réduire le </text:span><text:span text:style-name="T22">temps</text:span><text:span text:style-name="T20"> de </text:span><text:span text:style-name="T22">chargement</text:span><text:span text:style-name="T20"> des données (l’étape la plus longue d</text:span><text:span text:style-name="T22">e</text:span><text:span text:style-name="T20"> </text:span><text:span text:style-name="T22">l’entraînement</text:span><text:span text:style-name="T20">).</text:span></text:p>
      <text:p text:style-name="P10"><text:span text:style-name="T18"><text:tab/></text:span><text:span text:style-name="T20">Le </text:span><text:span text:style-name="T22">temps</text:span><text:span text:style-name="T20"> de chargement des données est </text:span><text:span text:style-name="T22">estimé</text:span><text:span text:style-name="T20"> à deux heures et </text:span><text:span text:style-name="T22">j’espère</text:span><text:span text:style-name="T20"> que ce </text:span><text:span text:style-name="T22">temps</text:span><text:span text:style-name="T20"> sacrifié </text:span><text:span text:style-name="T22">accélérera</text:span><text:span text:style-name="T20"> l’ensemble du processus d’entra</text:span><text:span text:style-name="T22">î</text:span><text:span text:style-name="T20">nement.</text:span></text:p>
      <text:p text:style-name="P10"><text:span text:style-name="T19"><text:tab/></text:span><text:span text:style-name="T20">J’ai commencé à regarder des articles sur la génération sous respect d’une grammaire </text:span><text:span text:style-name="T21">par autoencoder, mais il a </text:span><text:span text:style-name="T22">fallu</text:span><text:span text:style-name="T21"> que je comprenne déjà bien ce </text:span><text:span text:style-name="T22">qu’était</text:span><text:span text:style-name="T21"> une grammaire</text:span></text:p>
      <text:p text:style-name="P7"><text:span text:style-name="T26">2. Ce que les </text:span><text:span text:style-name="T27">encadrants</text:span><text:span text:style-name="T26"> ont ajoutés</text:span></text:p>
      <text:p text:style-name="P14"><text:span text:style-name="T12"><text:tab/><text:tab/></text:span><text:span text:style-name="T14">En informatique, une grammaire est un ensemble </text:span><text:span text:style-name="T16">d’élément</text:span><text:span text:style-name="T14"> permettant de </text:span><text:span text:style-name="T16">décrire</text:span><text:span text:style-name="T14"> un <text:tab/>langage, </text:span><text:span text:style-name="T16">où</text:span><text:span text:style-name="T14"> un ensemble de valeur</text:span><text:span text:style-name="T16">s</text:span><text:span text:style-name="T14"> doive</text:span><text:span text:style-name="T16">nt</text:span><text:span text:style-name="T14"> respecter une syntaxe correcte. </text:span><text:span text:style-name="T16">Même</text:span><text:span text:style-name="T14"> si </text:span><text:span text:style-name="T16">ça</text:span><text:span text:style-name="T14"> semble un peu <text:tab/>poussé pour ce que l’on souhaite faire ; générer des paquets en connaissance de la grammaire nous <text:tab/></text:span><text:span text:style-name="T16">dispenserait</text:span><text:span text:style-name="T14"> d’apprendre certaines regle</text:span><text:span text:style-name="T16">s</text:span><text:span text:style-name="T14"> et ainsi de nous concentre</text:span><text:span text:style-name="T16">r</text:span><text:span text:style-name="T14"> sur l’apprentissage de la <text:tab/>distribution des valeurs.</text:span></text:p>
      <text:p text:style-name="P9"><text:span text:style-name="T13"><text:tab/><text:tab/></text:span><text:span text:style-name="T14">On peut aussi regarder du </text:span><text:span text:style-name="T16">côté</text:span><text:span text:style-name="T14"> des DSL (domain specific langage). Ce sont des ensemble</text:span><text:span text:style-name="T16">s</text:span><text:span text:style-name="T14"> <text:tab/>de </text:span><text:span text:style-name="T16">règles</text:span><text:span text:style-name="T14"> </text:span><text:span text:style-name="T16">grâce</text:span><text:span text:style-name="T14"> auxquelle</text:span><text:span text:style-name="T16">s</text:span><text:span text:style-name="T14"> on pourra essay</text:span><text:span text:style-name="T16">é</text:span><text:span text:style-name="T14"> de générer nos paquets </text:span><text:span text:style-name="T16">à l’aide de</text:span><text:span text:style-name="T14"> fonction</text:span><text:span text:style-name="T16">s</text:span><text:span text:style-name="T14"> spécifique</text:span><text:span text:style-name="T16">s</text:span><text:span text:style-name="T14"> à <text:tab/>notre </text:span><text:span text:style-name="T16">problème (la génération de trafic réseau)</text:span><text:span text:style-name="T14">. Il y a quelques posters qui ont été distribué</text:span><text:span text:style-name="T16">s</text:span><text:span text:style-name="T14"> au cours de <text:tab/>la séance sur ce </text:span><text:span text:style-name="T16">sujet-là</text:span><text:span text:style-name="T14"><text:tab/><text:tab/></text:span></text:p>
      <text:p text:style-name="P9"><text:span text:style-name="T13"><text:tab/><text:tab/></text:span><text:span text:style-name="T15">On pourra plus tard penser à fusionner les </text:span><text:span text:style-name="T16">méthodes</text:span><text:span text:style-name="T15"> de génération haut niveaux avec <text:tab/>celle de bas niveaux que je suis en train de mettre en œuvre.</text:span></text:p>
      <text:p text:style-name="P9"><text:span text:style-name="T15"><text:tab/><text:tab/>Il faudra essayer de voir si on ne peut pas décomposer la génération de paquet en deux <text:tab/></text:span><text:span text:style-name="T16">parties :</text:span><text:span text:style-name="T15"> une génération des </text:span><text:span text:style-name="T16">entêtes</text:span><text:span text:style-name="T15"> et une génération du payload en concordance avec les </text:span><text:span text:style-name="T16">entêtes</text:span><text:span text:style-name="T15"> <text:tab/></text:span><text:span text:style-name="T17">générés</text:span><text:span text:style-name="T15">.</text:span></text:p>
      <text:p text:style-name="P5">3. Ce <text:span text:style-name="T28">qu’</text:span>il faut faire pour la prochaine séance</text:p>
      <text:p text:style-name="P8"><text:span text:style-name="T8"><text:tab/><text:tab/></text:span><text:span text:style-name="T24">Continuer </text:span><text:span text:style-name="T25">l’entraînement</text:span><text:span text:style-name="T24"> sur Igrida</text:span></text:p>
      <text:p text:style-name="P8"><text:span text:style-name="T24"><text:tab/><text:tab/>Suivre la formation sur Igrida du 2 avril</text:span></text:p>
      <text:p text:style-name="P8"><text:span text:style-name="T23"><text:tab/><text:tab/></text:span><text:span text:style-name="T24">Revoir la métrique d’évaluation des modèles afin d’y inclure une composante jugeant de la <text:tab/>diversité des paquets généré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6T19:49:38.531354558</dc:date>
    <meta:editing-duration>PT7H6M33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393" meta:character-count="2393" meta:non-whitespace-character-count="1986"/>
  </office:meta>
</office:document-meta>
</file>